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8-14_09-54-34_000.jpg</text:p>
          </table:table-cell>
          <table:table-cell table:style-name="ce26" office:value-type="string">
            <text:p>:bookmemo / 読んだ本 / 『不自然な宇宙』 / 著者=須藤靖 / 途中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bookmemo / 読んだ本 / 『不自然な宇宙』 / 著者=須藤靖 / 途中">
            <text:p>:bookmemo / 読んだ本 / 『不自然な宇宙』 / 著者=須藤靖 / 途中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17" office:value-type="string">
            <text:p>2023-08-14_09-55-25_000.jpg</text:p>
          </table:table-cell>
          <table:table-cell table:style-name="ce26" office:value-type="string">
            <text:p>:bookmemo / 読んだ本 / 『不自然な宇宙』 / 著者=須藤靖 / 途中 ここまで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bookmemo / 読んだ本 / 『不自然な宇宙』 / 著者=須藤靖 / 途中 ここまで">
            <text:p>:bookmemo / 読んだ本 / 『不自然な宇宙』 / 著者=須藤靖 / 途中 ここまで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 office:value-type="string">
            <text:p>2023-08-14_09-01-52_000.jpg</text:p>
          </table:table-cell>
          <table:table-cell table:style-name="ce26" office:value-type="string">
            <text:p>:bookmemo / 読んだ本 / 『論語講義　（一）』 著者=渋沢栄一 / 途中 「ここまで」は、別途（ページ撮影のフォルダに、入れてある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8" office:value-type="string">
            <text:p>2023-08-14_09-54-50_000.jpg</text:p>
          </table:table-cell>
          <table:table-cell table:style-name="ce26" office:value-type="string">
            <text:p>:bookmemo / 読んだ本：読み始め / 『不自然な宇宙』 / 著者=須藤靖 / 目次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bookmemo / 読んだ本：読み始め / 『不自然な宇宙』 / 著者=須藤靖 / 目次">
            <text:p>:bookmemo / 読んだ本：読み始め / 『不自然な宇宙』 / 著者=須藤靖 / 目次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7" office:value-type="string">
            <text:p>2023-08-14_09-54-56_000.jpg</text:p>
          </table:table-cell>
          <table:table-cell table:style-name="ce26" office:value-type="string">
            <text:p>:bookmemo / 読んだ本：読み始め / 『不自然な宇宙』 / 著者=須藤靖 / 目次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bookmemo / 読んだ本：読み始め / 『不自然な宇宙』 / 著者=須藤靖 / 目次">
            <text:p>:bookmemo / 読んだ本：読み始め / 『不自然な宇宙』 / 著者=須藤靖 / 目次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3">
            <text:p>13</text:p>
          </table:table-cell>
          <table:table-cell table:style-name="ce17" office:value-type="string">
            <text:p>2023-08-14_09-55-03_000.jpg</text:p>
          </table:table-cell>
          <table:table-cell table:style-name="ce26" office:value-type="string">
            <text:p>:bookmemo / 読んだ本：読み始め / 『不自然な宇宙』 / 著者=須藤靖 / 目次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bookmemo / 読んだ本：読み始め / 『不自然な宇宙』 / 著者=須藤靖 / 目次">
            <text:p>:bookmemo / 読んだ本：読み始め / 『不自然な宇宙』 / 著者=須藤靖 / 目次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3-08-14_07-34-53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:PHOTO 起きた時刻 / 2023">
            <text:p>:m :PHOTO 起きた時刻 / 2023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8" office:value-type="string">
            <text:p>2023-08-14_01-11-13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:PHOTO 寝た時刻 / 2023">
            <text:p>:m :PHOTO 寝た時刻 / 2023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7" office:value-type="string">
            <text:p>2023-08-13_21-16-22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7" office:value-type="string">
            <text:p>2023-08-13_21-16-27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3];CONCATENATE([.C13];&quot; / &quot;;[.E11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16">
            <text:p>16</text:p>
          </table:table-cell>
          <table:table-cell table:style-name="ce17" office:value-type="string">
            <text:p>2023-08-14_12-10-22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食べた物 ">
            <text:p>:m 食べた物 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 office:value-type="string">
            <text:p>2023-08-14_07-37-23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7" office:value-type="string">
            <text:p>2023-08-13_18-27-40_000.mp4</text:p>
          </table:table-cell>
          <table:table-cell table:style-name="ce26" office:value-type="string">
            <text:p>:VIDEO / @自室 / 記録 / jap.flute / 演奏、play / R=1 / genre=melody:,for=,file-piece-id=2023-08-13_18-27-40_000.mp4,memo=~,session=hour-18,recording-id=~,other=~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VIDEO / @自室 / 記録 / jap.flute / 演奏、play / R=1 / genre=melody:,for=,file-piece-id=2023-08-13_18-27-40_000.mp4,memo=~,session=hour-18,recording-id=~,other=~ / follow+">
            <text:p>:VIDEO / @自室 / 記録 / jap.flute / 演奏、play / R=1 / genre=melody:,for=,file-piece-id=2023-08-13_18-27-40_000.mp4,memo=~,session=hour-18,recording-id=~,other=~ / follow+</text:p>
          </table:table-cell>
          <table:table-cell table:style-name="ce10" table:formula="of:=RIGHT([.B14];[.K14])" office:value-type="string" office:string-value="mp4">
            <text:p>mp4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7" office:value-type="string">
            <text:p>2023-08-13_18-30-28_000.mp4</text:p>
          </table:table-cell>
          <table:table-cell table:style-name="ce26" office:value-type="string">
            <text:p>:VIDEO / @自室 / 記録 / jap.flute / 演奏、play / R=2 / genre=melody:,for=,file-piece-id=2023-08-13_18-27-40_000.mp4,memo=~,session=hour-18,recording-id=~,other=~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VIDEO / @自室 / 記録 / jap.flute / 演奏、play / R=2 / genre=melody:,for=,file-piece-id=2023-08-13_18-27-40_000.mp4,memo=~,session=hour-18,recording-id=~,other=~ / follow+">
            <text:p>:VIDEO / @自室 / 記録 / jap.flute / 演奏、play / R=2 / genre=melody:,for=,file-piece-id=2023-08-13_18-27-40_000.mp4,memo=~,session=hour-18,recording-id=~,other=~ / follow+</text:p>
          </table:table-cell>
          <table:table-cell table:style-name="ce10" table:formula="of:=RIGHT([.B15];[.K15])" office:value-type="string" office:string-value="mp4">
            <text:p>mp4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8" office:value-type="string">
            <text:p>2023-08-14_09-12-47_000.jpg</text:p>
          </table:table-cell>
          <table:table-cell table:style-name="ce26" office:value-type="string">
            <text:p>:m #*# RES / JVEMV6 64#318_1_rongo_shibusawa / 『論語講義　（一）』 著者=渋沢栄一,校注=~ / p.69 / w=~,topic=~,publisher=~,other=memo+:thoughts:渋沢の文章への、意見。;memo+:図式：渋沢の、家を初めて出たときの、出来事の推移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#*# RES / JVEMV6 64#318_1_rongo_shibusawa / 『論語講義　（一）』 著者=渋沢栄一,校注=~ / p.69 / w=~,topic=~,publisher=~,other=memo+:thoughts:渋沢の文章への、意見。;memo+:図式：渋沢の、家を初めて出たときの、出来事の推移。">
            <text:p>:m #*# RES / JVEMV6 64#318_1_rongo_shibusawa / 『論語講義　（一）』 著者=渋沢栄一,校注=~ / p.69 / w=~,topic=~,publisher=~,other=memo+:thoughts:渋沢の文章への、意見。;memo+:図式：渋沢の、家を初めて出たときの、出来事の推移。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5">
            <text:p>15</text:p>
          </table:table-cell>
          <table:table-cell table:style-name="ce17" office:value-type="string">
            <text:p>2023-08-14_09-58-51_000.jpg</text:p>
          </table:table-cell>
          <table:table-cell table:style-name="ce26" office:value-type="string">
            <text:p>:m 1*1 RES / JVEMV6 64#316_uchuu_sudoo / 『不自然な宇宙』 著者=須藤靖,校注=~ / p.170 / w=；,topic=,publisher=~,other=memo+:calc+:原子番号。質量数。関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1*1 RES / JVEMV6 64#316_uchuu_sudoo / 『不自然な宇宙』 著者=須藤靖,校注=~ / p.170 / w=；,topic=,publisher=~,other=memo+:calc+:原子番号。質量数。関係">
            <text:p>:m 1*1 RES / JVEMV6 64#316_uchuu_sudoo / 『不自然な宇宙』 著者=須藤靖,校注=~ / p.170 / w=；,topic=,publisher=~,other=memo+:calc+:原子番号。質量数。関係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7">
            <text:p>17</text:p>
          </table:table-cell>
          <table:table-cell table:style-name="ce18" office:value-type="string">
            <text:p>2023-08-14_13-42-14_000.jpg</text:p>
          </table:table-cell>
          <table:table-cell table:style-name="ce26" office:value-type="string">
            <text:p>:bookmemo / 読んだ本：読み始め / 『音楽を愛でるサル　なぜヒトだけが愉しめるのか』 / 著者=正高信男 / 目次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bookmemo / 読んだ本：読み始め / 『音楽を愛でるサル　なぜヒトだけが愉しめるのか』 / 著者=正高信男 / 目次">
            <text:p>:bookmemo / 読んだ本：読み始め / 『音楽を愛でるサル　なぜヒトだけが愉しめるのか』 / 著者=正高信男 / 目次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10" office:value-type="string">
            <text:p>2023-08-14_13-42-46_000.jpg</text:p>
          </table:table-cell>
          <table:table-cell table:style-name="ce26" office:value-type="string">
            <text:p>:bookmemo / 読んだ本：読み始め / 『音楽を愛でるサル　なぜヒトだけが愉しめるのか』 / 著者=正高信男 / 目次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bookmemo / 読んだ本：読み始め / 『音楽を愛でるサル　なぜヒトだけが愉しめるのか』 / 著者=正高信男 / 目次">
            <text:p>:bookmemo / 読んだ本：読み始め / 『音楽を愛でるサル　なぜヒトだけが愉しめるのか』 / 著者=正高信男 / 目次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9">
            <text:p>19</text:p>
          </table:table-cell>
          <table:table-cell table:style-name="ce10" office:value-type="string">
            <text:p>2023-08-14_13-42-54_000.jpg</text:p>
          </table:table-cell>
          <table:table-cell table:style-name="ce26" office:value-type="string">
            <text:p>:bookmemo / 読んだ本：読み始め / 『音楽を愛でるサル　なぜヒトだけが愉しめるのか』 / 著者=正高信男 / 目次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17" office:value-type="string">
            <text:p>2023-08-14_13-43-01_000.jpg</text:p>
          </table:table-cell>
          <table:table-cell table:style-name="ce26" office:value-type="string">
            <text:p>:bookmemo / 読んだ本：読み始め / 『音楽を愛でるサル　なぜヒトだけが愉しめるのか』 / 著者=正高信男 / 目次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bookmemo / 読んだ本：読み始め / 『音楽を愛でるサル　なぜヒトだけが愉しめるのか』 / 著者=正高信男 / 目次">
            <text:p>:bookmemo / 読んだ本：読み始め / 『音楽を愛でるサル　なぜヒトだけが愉しめるのか』 / 著者=正高信男 / 目次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0">
            <text:p>2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2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4">2023/08/14</text:date>, <text:time>17:58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14T17:58:36.36</dc:date>
    <dc:creator>岩淵 謙</dc:creator>
    <meta:editing-duration>P58DT7H10M58S</meta:editing-duration>
    <meta:editing-cycles>19470</meta:editing-cycles>
    <meta:document-statistic meta:table-count="2" meta:cell-count="931" meta:object-count="0"/>
    <meta:user-defined meta:name="qrichtext">1</meta:user-defined>
  </office:meta>
</office:document-meta>
</file>